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1dc42c09" officeooo:paragraph-rsid="1dc42c09"/>
    </style:style>
    <style:style style:name="P2" style:family="paragraph" style:parent-style-name="Text_20_body">
      <style:text-properties style:text-line-through-style="solid" style:text-line-through-type="single" officeooo:rsid="1dc0687d" officeooo:paragraph-rsid="1dc0687d"/>
    </style:style>
    <style:style style:name="P3" style:family="paragraph" style:parent-style-name="Text_20_body">
      <style:text-properties style:text-line-through-style="solid" style:text-line-through-type="single" fo:language="cs" fo:country="CZ" officeooo:rsid="1dc23459" officeooo:paragraph-rsid="1dc23459"/>
    </style:style>
    <style:style style:name="P4" style:family="paragraph" style:parent-style-name="Text_20_body">
      <style:text-properties officeooo:rsid="1dc5429d" officeooo:paragraph-rsid="1dc5429d"/>
    </style:style>
    <style:style style:name="P5" style:family="paragraph" style:parent-style-name="Text_20_body">
      <style:text-properties officeooo:rsid="1dc60820" officeooo:paragraph-rsid="1dc60820"/>
    </style:style>
    <style:style style:name="P6" style:family="paragraph" style:parent-style-name="Text_20_body">
      <style:text-properties officeooo:rsid="1dc84789" officeooo:paragraph-rsid="1dc84789"/>
    </style:style>
    <style:style style:name="P7" style:family="paragraph" style:parent-style-name="Text_20_body">
      <style:text-properties officeooo:rsid="1dc98b3e" officeooo:paragraph-rsid="1dc98b3e"/>
    </style:style>
    <style:style style:name="P8" style:family="paragraph" style:parent-style-name="Heading_20_1" style:master-page-name="Standard">
      <style:paragraph-properties style:page-number="auto"/>
      <style:text-properties officeooo:rsid="1dc0687d" officeooo:paragraph-rsid="1dc0687d"/>
    </style:style>
    <style:style style:name="P9" style:family="paragraph" style:parent-style-name="Heading_20_2">
      <style:text-properties style:text-line-through-style="solid" style:text-line-through-type="single"/>
    </style:style>
    <style:style style:name="P10" style:family="paragraph" style:parent-style-name="Text_20_body">
      <style:text-properties officeooo:rsid="1dc60820"/>
    </style:style>
    <style:style style:name="P11" style:family="paragraph" style:parent-style-name="Text_20_body">
      <style:text-properties officeooo:rsid="1dc42c09" officeooo:paragraph-rsid="1dc42c09"/>
    </style:style>
    <style:style style:name="P12" style:family="paragraph" style:parent-style-name="Text_20_body">
      <style:text-properties officeooo:rsid="1dcb661e" officeooo:paragraph-rsid="1dcb661e"/>
    </style:style>
    <style:style style:name="T1" style:family="text">
      <style:text-properties fo:language="cs" fo:country="CZ"/>
    </style:style>
    <style:style style:name="T2" style:family="text">
      <style:text-properties officeooo:rsid="1dc42c09"/>
    </style:style>
    <style:style style:name="T3" style:family="text">
      <style:text-properties officeooo:rsid="1dc4c292"/>
    </style:style>
    <style:style style:name="T4" style:family="text">
      <style:text-properties officeooo:rsid="1dc9e82b"/>
    </style:style>
    <style:style style:name="T5" style:family="text">
      <style:text-properties officeooo:rsid="1dcc348b"/>
    </style:style>
    <style:style style:name="T6" style:family="text">
      <style:text-properties officeooo:rsid="1dcc46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ci</text:h>
      <text:p text:style-name="P4">Draci jsou divocí, neinteligentní. Lidí se straní, žijí v odlehlých oblastech.</text:p>
      <text:h text:style-name="Heading_20_2" text:outline-level="2">Magie na ovládání draků</text:h>
      <text:p text:style-name="P10">Asi ne přímo mind control, ale manimálně by je to mohlo zklidnit nebo otupět natolik, že se nechají zotročit. Zotročení zní asi líp než dobrovolná spolupráce – měl by to bejt pořád živel (sice dočasně zkrocenej, ale pořád nebezpečnej).</text:p>
      <text:p text:style-name="P5">Draci by se taky měli čas od času z mind controlu trhnout a napáchat brutální škody ve vlastních řadách.<text:line-break/>- případně by někdo mohl přijít na to, jak kouzlo na ovládání draků zlomit a tím je obrátit proti nepříteli.</text:p>
      <text:h text:style-name="Heading_20_2" text:outline-level="2">Jak se toho navždy zbavit?</text:h>
      <text:p text:style-name="P6">Hlavní příběh by mohl bejt o tom, že myšlenka na ovládnutí draků je naivní – jde to jen dočasně, ale draci se časem vymknou kontrole (lidi jich budou zotročovat čím dál víc a pak přijde kouzlo na rušení kontroly, což bude jak řetězová reakce. Plus by mohli <text:s/>zotročeným drakům přijít na pomoc divocí draci a začít ničit ve velkém).</text:p>
      <text:p text:style-name="P7">Ubránit se drakům by mohlo jít jiným kouzlem, které je zažene (ať už jsou ovládaní nebo ne). Mohl by na něj přijít žák (nebo potomek?) toho, kdo vymyslel kouzlo na jejich zotročení.</text:p>
      <text:p text:style-name="P7"><text:soft-page-break/>Zaháněcí kouzlo bude taky určitě chtít získat nějakej vojevůdce – a to jen pro sebe, aby jen on mohl zahánět cizí draky. O tohle tajemství se samozřejmě taky bude krutě bojovat.<text:line-break/>- cílem vynálezce ale každopádně je, dostat tohle kouzlo mezi lidi, aby se všichni mohli bránit <text:span text:style-name="T4">a dračí teror tak skončil.</text:span></text:p>
      <text:p text:style-name="P7">Vzpoura draků by musela bejt úplně na konci, protože nechci </text:p>
      <text:h text:style-name="P9" text:outline-level="2">IDEA: Výcvik dračích jezdců</text:h>
      <text:p text:style-name="P2">Někde daleko na severu je kmen, který zná tajemství jízdy na dracích.</text:p>
      <text:p text:style-name="P2">Draci jsou jako divocí mustangové – nedomestikovatelní, ale když si vyberou svého jezdce, dovolí mu na nich jezdit.</text:p>
      <text:p text:style-name="P2">N<text:span text:style-name="T1">ějaký aristokrat vyslal své syny, ať mu přivedou draky. Jeden z nich by na to mohl jít chytře a stát se jezdcem (ostatní se budou snažit přitáhnout draky v řetězech, což samozřejmě k ničemu nebude).</text:span></text:p>
      <text:p text:style-name="P3">Jeden drak toho zas tak moc nezmění (nebude to atomovka jako v GoT), ale bude to rozhodně mocný symbol.</text:p>
      <text:h text:style-name="Heading_20_2" text:outline-level="2">IDEA: <text:span text:style-name="T2">Dávné</text:span> dračí císařství</text:h>
      <text:p text:style-name="P5">/*</text:p>
      <text:p text:style-name="P5">Tohle možná. Respektive asi jo – magie na ovládání draků je nejspíš stará a někdo ji tudíž už dřív používal – a s drakama pak vládnul.</text:p>
      <text:p text:style-name="P5">Na druhou stranu taky by ji někdo mohl objevit až v současnosti. To by celkem vysvětlovalo, proč se zavedenej řád totálně zbortí. A nepůsobilo by to tolik jako kopie Martina.</text:p>
      <text:p text:style-name="P5"><text:soft-page-break/>- asi by to taky nemělo bejt ve stylu, že hrdina si ochočí draka a vyřeší s ním všechny problémy. Spíš by o to tajemství měl přijít – mělo by se o něj tvrdě bojovat a všichni mocní by to samozřejmě měli chtít pro sebe.</text:p>
      <text:p text:style-name="P5">*/</text:p>
      <text:p text:style-name="P1">Ve staré říši uměli na dracích jezdit a používali je v boji (ne jako v GoT, spíš jako ekvivalent válečných slonů).</text:p>
      <text:p text:style-name="P1">To tajemství je už dnes zapomenuto, ale někdo by ho mohl chtít obnovit <text:span text:style-name="T3">(souvislost s předchozím nápadem?)</text:span>.</text:p>
      <text:h text:style-name="Heading_20_2" text:outline-level="2">IDEA: <text:span text:style-name="T6">Použití draků až v současnosti</text:span></text:h>
      <text:p text:style-name="P12">Byla by to <text:span text:style-name="T6">relativně</text:span> nová „technologie“, <text:span text:style-name="T5">někdo by ji chtěl využít v současno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9T20:35:57.566000000</dc:date>
    <meta:print-date>2113-01-01T00:00:00</meta:print-date>
    <meta:editing-cycles>12468</meta:editing-cycles>
    <meta:editing-duration>P37DT12H44M48S</meta:editing-duration>
    <meta:generator>LibreOffice/6.0.5.2$Windows_X86_64 LibreOffice_project/54c8cbb85f300ac59db32fe8a675ff7683cd5a16</meta:generator>
    <meta:document-statistic meta:table-count="0" meta:image-count="0" meta:object-count="0" meta:page-count="3" meta:paragraph-count="26" meta:word-count="498" meta:character-count="2858" meta:non-whitespace-character-count="2377"/>
  </office:meta>
</office:document-meta>
</file>